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5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6028in" fo:break-before="auto" style:use-optimal-row-height="true"/>
    </style:style>
    <style:style style:name="ro7" style:family="table-row">
      <style:table-row-properties style:row-height="0.4563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80 fps-10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2400">
            <text:p>42400</text:p>
          </table:table-cell>
          <table:table-cell office:value-type="float" office:value="424000">
            <text:p>424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0400">
            <text:p>204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float" office:value="200">
            <text:p>20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float" office:value="200">
            <text:p>20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float" office:value="200">
            <text:p>20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0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0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0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0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0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0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7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table:number-columns-repeated="2" office:value-type="string">
            <text:p>50-2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0 fps-2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5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2400">
            <text:p>42400</text:p>
          </table:table-cell>
          <table:table-cell office:value-type="float" office:value="424000">
            <text:p>424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11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0400">
            <text:p>204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37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1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1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1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9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1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1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60 fps-2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4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2400">
            <text:p>42400</text:p>
          </table:table-cell>
          <table:table-cell office:value-type="float" office:value="424000">
            <text:p>424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11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35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1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1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1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9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1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1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70 fps-5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16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21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120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4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4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4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16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4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4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70 fps-52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14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19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100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4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4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4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4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15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4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4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00 fps-65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13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17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96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5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5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5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5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5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5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5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14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5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00 fps-100 sec" table:style-name="ta1" table:print="false">
        <table:table-column table:style-name="co2" table:default-cell-style-name="ce2"/>
        <table:table-column table:style-name="co1" table:number-columns-repeated="1023" table:default-cell-style-name="ce2"/>
        <table:table-row table:style-name="ro1">
          <table:table-cell/>
          <table:table-cell office:value-type="string" calcext:value-type="string">
            <text:p>Number of Pieces</text:p>
          </table:table-cell>
          <table:table-cell office:value-type="string" calcext:value-type="string">
            <text:p>Weight of each piece (lbs)</text:p>
          </table:table-cell>
          <table:table-cell office:value-type="string" calcext:value-type="string">
            <text:p>Total Weight (lbs)</text:p>
          </table:table-cell>
          <table:table-cell office:value-type="string" calcext:value-type="string">
            <text:p>Reference Area (ft^2)</text:p>
          </table:table-cell>
          <table:table-cell office:value-type="string" calcext:value-type="string">
            <text:p>Ballistic Coeff (lb/ft^2)</text:p>
          </table:table-cell>
          <table:table-cell office:value-type="string" calcext:value-type="string">
            <text:p>Velocity Increment (ft/sec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Forward Section LOX T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00" calcext:value-type="float">
            <text:p>65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8-16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B1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id Section Intertank and LH2 T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20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5-4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B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ft Section LH2 T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0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4-60</text:p>
          </table:table-cell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B3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LOX Feedline Elb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5-190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LOX Feedline Se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-32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2-30</text:p>
          </table:table-cell>
          <table:table-cell office:value-type="string" calcext:value-type="string">
            <text:p>14-54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LOX Antigeyser Line and Elb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7-23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GO2 Pressurization Lin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-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-3.5</text:p>
          </table:table-cell>
          <table:table-cell office:value-type="string" calcext:value-type="string">
            <text:p>5-16</text:p>
          </table:table-cell>
          <table:table-cell office:value-type="string" calcext:value-type="string">
            <text:p>50-26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GH2 Pressurization Lin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-3.5</text:p>
          </table:table-cell>
          <table:table-cell office:value-type="string" calcext:value-type="string">
            <text:p>5-16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LOX Vent Valve Actuation Lin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-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Nose Cap Purge Duc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-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elium Injection Lin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-30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kin Segment Lox Tank (a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kin Segment Lox Tank (b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1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kin Segment LH2 Tank (a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<text:s/>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kin Segment LH2 Tank (b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730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kin Segment LH2 Tank (c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860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0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ing Frame Stabiliz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1-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04-1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Stability Ring Segme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-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.6-3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losh Baffle Piece (a)</text:p>
          </table:table-cell>
          <table:table-cell office:value-type="string" calcext:value-type="string">
            <text:p>16-48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.2-0.7</text:p>
          </table:table-cell>
          <table:table-cell office:value-type="string" calcext:value-type="string">
            <text:p>3.4-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losh Baffle Piece (b)</text:p>
          </table:table-cell>
          <table:table-cell office:value-type="string" calcext:value-type="string">
            <text:p>4-48</text:p>
          </table:table-cell>
          <table:table-cell office:value-type="string" calcext:value-type="string">
            <text:p>3.5-42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5-60</text:p>
          </table:table-cell>
          <table:table-cell office:value-type="string" calcext:value-type="string">
            <text:p>0.9-1.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losh Baffle Piece (c)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0.1-0.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.2-0.3</text:p>
          </table:table-cell>
          <table:table-cell office:value-type="string" calcext:value-type="string">
            <text:p>0.4-0.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Slosh Baffle Piece (d)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1.5-2.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3-0.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ble Tray Segment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9-19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50-200</text:p>
          </table:table-cell>
          <table:table-cell office:value-type="string" calcext:value-type="string">
            <text:p>50-26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LSC Sheath Segments</text:p>
          </table:table-cell>
          <table:table-cell office:value-type="string" calcext:value-type="string">
            <text:p>50-200</text:p>
          </table:table-cell>
          <table:table-cell office:value-type="string" calcext:value-type="string">
            <text:p>0.006-0.0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01-0.08</text:p>
          </table:table-cell>
          <table:table-cell office:value-type="string" calcext:value-type="string">
            <text:p>0.5-0.8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isc (Cabling / Bolts / Brackets / etc)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0.01-5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01-0.3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50-2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700 fps-115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28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25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190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50-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6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6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6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22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6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6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000 fps-115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24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27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200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50-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5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6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6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6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2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50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50-26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50-26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800 fps-350 fps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40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34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180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75-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21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75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75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1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75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75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1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1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75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22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75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75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75-21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75-21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100 fps-450 sec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6500">
            <text:p>6500</text:p>
          </table:table-cell>
          <table:table-cell office:value-type="float" office:value="594">
            <text:p>594</text:p>
          </table:table-cell>
          <table:table-cell office:value-type="string">
            <text:p>8-16</text:p>
          </table:table-cell>
          <table:table-cell office:value-type="string">
            <text:p>27</text:p>
          </table:table-cell>
          <table:table-cell table:number-columns-repeated="2" office:value-type="string">
            <text:p>B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42000</text:p>
          </table:table-cell>
          <table:table-cell office:value-type="float" office:value="594">
            <text:p>594</text:p>
          </table:table-cell>
          <table:table-cell office:value-type="string">
            <text:p>15-43</text:p>
          </table:table-cell>
          <table:table-cell office:value-type="string">
            <text:p>45</text:p>
          </table:table-cell>
          <table:table-cell table:number-columns-repeated="2" office:value-type="string">
            <text:p>B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20000</text:p>
          </table:table-cell>
          <table:table-cell office:value-type="float" office:value="594">
            <text:p>594</text:p>
          </table:table-cell>
          <table:table-cell office:value-type="string">
            <text:p>14-60</text:p>
          </table:table-cell>
          <table:table-cell office:value-type="string">
            <text:p>51</text:p>
          </table:table-cell>
          <table:table-cell table:number-columns-repeated="2" office:value-type="string">
            <text:p>B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string">
            <text:p>55-190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35-325</text:p>
          </table:table-cell>
          <table:table-cell office:value-type="float" office:value="460">
            <text:p>460</text:p>
          </table:table-cell>
          <table:table-cell office:value-type="string">
            <text:p>12-30</text:p>
          </table:table-cell>
          <table:table-cell office:value-type="string">
            <text:p>14-54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0-40</text:p>
          </table:table-cell>
          <table:table-cell office:value-type="float" office:value="100">
            <text:p>100</text:p>
          </table:table-cell>
          <table:table-cell office:value-type="string">
            <text:p>3-7</text:p>
          </table:table-cell>
          <table:table-cell office:value-type="string">
            <text:p>7-23</text:p>
          </table:table-cell>
          <table:table-cell office:value-type="string">
            <text:p>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8-15</text:p>
          </table:table-cell>
          <table:table-cell office:value-type="float" office:value="33">
            <text:p>33</text:p>
          </table:table-cell>
          <table:table-cell office:value-type="string">
            <text:p>2-3.5</text:p>
          </table:table-cell>
          <table:table-cell office:value-type="string">
            <text:p>5-16</text:p>
          </table:table-cell>
          <table:table-cell office:value-type="string">
            <text:p>115-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10-15</text:p>
          </table:table-cell>
          <table:table-cell office:value-type="float" office:value="25">
            <text:p>25</text:p>
          </table:table-cell>
          <table:table-cell office:value-type="string">
            <text:p>2.5-3.5</text:p>
          </table:table-cell>
          <table:table-cell office:value-type="string">
            <text:p>5-16</text:p>
          </table:table-cell>
          <table:table-cell office:value-type="string">
            <text:p>115-260</text:p>
          </table:table-cell>
          <table:table-cell office:value-type="string">
            <text:p>B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115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0.8</text:p>
          </table:table-cell>
          <table:table-cell office:value-type="string">
            <text:p>1.6</text:p>
          </table:table-cell>
          <table:table-cell office:value-type="string">
            <text:p>0.2</text:p>
          </table:table-cell>
          <table:table-cell office:value-type="string">
            <text:p>4-30</text:p>
          </table:table-cell>
          <table:table-cell office:value-type="string">
            <text:p>115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.3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string">
            <text:p>4-30</text:p>
          </table:table-cell>
          <table:table-cell office:value-type="string">
            <text:p>260</text:p>
          </table:table-cell>
          <table:table-cell office:value-type="string">
            <text:p>B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115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415</text:p>
          </table:table-cell>
          <table:table-cell office:value-type="string">
            <text:p>140</text:p>
          </table:table-cell>
          <table:table-cell office:value-type="string">
            <text:p>4</text:p>
          </table:table-cell>
          <table:table-cell office:value-type="string">
            <text:p>115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90</text:p>
          </table:table-cell>
          <table:table-cell office:value-type="string">
            <text:p><text:s/>3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30</text:p>
          </table:table-cell>
          <table:table-cell office:value-type="string">
            <text:p>27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office:value-type="string">
            <text:p>B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860</text:p>
          </table:table-cell>
          <table:table-cell office:value-type="string">
            <text:p>320</text:p>
          </table:table-cell>
          <table:table-cell office:value-type="string">
            <text:p>4</text:p>
          </table:table-cell>
          <table:table-cell office:value-type="string">
            <text:p>260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0.1-5</text:p>
          </table:table-cell>
          <table:table-cell office:value-type="string">
            <text:p>20</text:p>
          </table:table-cell>
          <table:table-cell office:value-type="string">
            <text:p>0.04-1</text:p>
          </table:table-cell>
          <table:table-cell office:value-type="string">
            <text:p>2-32</text:p>
          </table:table-cell>
          <table:table-cell office:value-type="string">
            <text:p>260</text:p>
          </table:table-cell>
          <table:table-cell office:value-type="string">
            <text:p>B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4-22</text:p>
          </table:table-cell>
          <table:table-cell office:value-type="string">
            <text:p>98</text:p>
          </table:table-cell>
          <table:table-cell office:value-type="string">
            <text:p>2-9</text:p>
          </table:table-cell>
          <table:table-cell office:value-type="string">
            <text:p>1.6-3</text:p>
          </table:table-cell>
          <table:table-cell office:value-type="string">
            <text:p>26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48</text:p>
          </table:table-cell>
          <table:table-cell office:value-type="string">
            <text:p>1-3</text:p>
          </table:table-cell>
          <table:table-cell office:value-type="string">
            <text:p>48</text:p>
          </table:table-cell>
          <table:table-cell office:value-type="string">
            <text:p>0.2-0.7</text:p>
          </table:table-cell>
          <table:table-cell office:value-type="string">
            <text:p>3.4-6</text:p>
          </table:table-cell>
          <table:table-cell office:value-type="string">
            <text:p>115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-48</text:p>
          </table:table-cell>
          <table:table-cell office:value-type="string">
            <text:p>3.5-42</text:p>
          </table:table-cell>
          <table:table-cell office:value-type="string">
            <text:p>170</text:p>
          </table:table-cell>
          <table:table-cell office:value-type="string">
            <text:p>5-60</text:p>
          </table:table-cell>
          <table:table-cell office:value-type="string">
            <text:p>0.9-1.2</text:p>
          </table:table-cell>
          <table:table-cell office:value-type="string">
            <text:p>43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0</text:p>
          </table:table-cell>
          <table:table-cell office:value-type="string">
            <text:p>0.1-0.2</text:p>
          </table:table-cell>
          <table:table-cell office:value-type="string">
            <text:p>24</text:p>
          </table:table-cell>
          <table:table-cell office:value-type="string">
            <text:p>0.2-0.3</text:p>
          </table:table-cell>
          <table:table-cell office:value-type="string">
            <text:p>0.4-0.7</text:p>
          </table:table-cell>
          <table:table-cell office:value-type="string">
            <text:p>115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-32</text:p>
          </table:table-cell>
          <table:table-cell office:value-type="string">
            <text:p>1.5-2.5</text:p>
          </table:table-cell>
          <table:table-cell office:value-type="string">
            <text:p>56</text:p>
          </table:table-cell>
          <table:table-cell office:value-type="string">
            <text:p>5.4</text:p>
          </table:table-cell>
          <table:table-cell office:value-type="string">
            <text:p>0.3-0.8</text:p>
          </table:table-cell>
          <table:table-cell office:value-type="string">
            <text:p>115</text:p>
          </table:table-cell>
          <table:table-cell office:value-type="string">
            <text:p>B9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</text:p>
          </table:table-cell>
          <table:table-cell office:value-type="string">
            <text:p>0.9-19</text:p>
          </table:table-cell>
          <table:table-cell office:value-type="string">
            <text:p>167</text:p>
          </table:table-cell>
          <table:table-cell office:value-type="string">
            <text:p>1-7</text:p>
          </table:table-cell>
          <table:table-cell office:value-type="string">
            <text:p>50-200</text:p>
          </table:table-cell>
          <table:table-cell office:value-type="string">
            <text:p>115-26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-200</text:p>
          </table:table-cell>
          <table:table-cell office:value-type="string">
            <text:p>0.006-0.05</text:p>
          </table:table-cell>
          <table:table-cell office:value-type="string">
            <text:p>2.2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B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0-500</text:p>
          </table:table-cell>
          <table:table-cell office:value-type="string">
            <text:p>0.01-5</text:p>
          </table:table-cell>
          <table:table-cell office:value-type="string">
            <text:p>1000</text:p>
          </table:table-cell>
          <table:table-cell office:value-type="string">
            <text:p>0.001-0.3</text:p>
          </table:table-cell>
          <table:table-cell office:value-type="string">
            <text:p>1-20</text:p>
          </table:table-cell>
          <table:table-cell office:value-type="string">
            <text:p>115-26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0T11:02:58</meta:creation-date>
    <dc:date>2014-06-10T08:51:41.796019000</dc:date>
    <meta:editing-duration>PT1H8M48S</meta:editing-duration>
    <meta:editing-cycles>14</meta:editing-cycles>
    <meta:generator>LibreOffice/4.1.3.2$MacOSX_x86 LibreOffice_project/70feb7d99726f064edab4605a8ab840c50ec57a</meta:generator>
    <meta:document-statistic meta:table-count="11" meta:cell-count="2305" meta:object-count="0"/>
  </office:meta>
</office:document-meta>
</file>